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Se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22p</text:p>
          </table:table-cell>
          <table:table-cell table:number-columns-repeated="4"/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office:value-type="string" calcext:value-type="string">
            <text:p>Bypass</text:p>
          </table:table-cell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office:value-type="string" calcext:value-type="string">
            <text:p>Bypass</text:p>
          </table:table-cell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office:value-type="string" calcext:value-type="string">
            <text:p>Bypass</text:p>
          </table:table-cell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table:number-columns-repeated="4"/>
          <table:table-cell office:value-type="string" calcext:value-type="string">
            <text:p>Bypass</text:p>
          </table:table-cell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50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<text:a xlink:href="https://invensense.tdk.com/wp-content/uploads/2015/02/MPU-6000-Datasheet1.pdf" xlink:type="simple">https://invensense.tdk.com/wp-content/uploads/2015/02/MPU-6000-Datasheet1.pdf</text:a>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<text:span text:style-name="T1">µ</text:span>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MPU-6050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µ</text:p>
          </table:table-cell>
          <table:table-cell office:value-type="string" calcext:value-type="string">
            <text:p>2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PU-6050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MPU-60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3:36:46.164740691</meta:creation-date>
    <dc:date>2023-02-08T00:25:34.252130533</dc:date>
    <meta:editing-duration>PT24M34S</meta:editing-duration>
    <meta:editing-cycles>2</meta:editing-cycles>
    <meta:generator>LibreOffice/7.3.6.2$Linux_X86_64 LibreOffice_project/30$Build-2</meta:generator>
    <meta:document-statistic meta:table-count="1" meta:cell-count="67" meta:object-count="0"/>
  </office:meta>
</office:document-meta>
</file>